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string-value="Question">
            <text:p>Question</text:p>
          </table:table-cell>
          <table:table-cell table:style-name="pd1" office:value-type="string" office:string-value="Reponse_a">
            <text:p>Reponse_a</text:p>
          </table:table-cell>
          <table:table-cell table:style-name="pd1" office:value-type="string" office:string-value="Reponse_b">
            <text:p>Reponse_b</text:p>
          </table:table-cell>
          <table:table-cell table:style-name="pd1" office:value-type="string" office:string-value="Reponse_c">
            <text:p>Reponse_c</text:p>
          </table:table-cell>
          <table:table-cell table:style-name="pd1" office:value-type="string" office:string-value="Reponse_d">
            <text:p>Reponse_d</text:p>
          </table:table-cell>
          <table:table-cell table:style-name="pd1" office:value-type="string" office:string-value="Bonne_reponse">
            <text:p>Bonne_repons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Qu'est-ce qu'une cellule spécialisée ?">
            <text:p>Qu'est-ce qu'une cellule spécialisée ?</text:p>
          </table:table-cell>
          <table:table-cell office:value-type="string" office:string-value="Une cellule qui peut se diviser indéfiniment">
            <text:p>Une cellule qui peut se diviser indéfiniment</text:p>
          </table:table-cell>
          <table:table-cell office:value-type="string" office:string-value="Une cellule qui a une fonction spécifique dans un organisme.">
            <text:p>Une cellule qui a une fonction spécifique dans un organisme.</text:p>
          </table:table-cell>
          <table:table-cell office:value-type="string" office:string-value="Une cellule qui est plus petite que les autres cellules">
            <text:p>Une cellule qui est plus petite que les autres cellules</text:p>
          </table:table-cell>
          <table:table-cell office:value-type="string" office:string-value="Une cellule qui n'a pas de noyau">
            <text:p>Une cellule qui n'a pas de noyau</text:p>
          </table:table-cell>
          <table:table-cell office:value-type="string" office:string-value="b">
            <text:p>b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string-value="Lequel des exemples suivants illustre une cellule spécialisée?">
            <text:p>Lequel des exemples suivants illustre une cellule spécialisée?</text:p>
          </table:table-cell>
          <table:table-cell office:value-type="string" office:string-value="Une cellule musculaire capable de se contracter.">
            <text:p>Une cellule musculaire capable de se contracter.</text:p>
          </table:table-cell>
          <table:table-cell office:value-type="string" office:string-value="Une cellule nerveuse transmettant un signal électrique.">
            <text:p>Une cellule nerveuse transmettant un signal électrique.</text:p>
          </table:table-cell>
          <table:table-cell office:value-type="string" office:string-value="Un globule rouge transportant de l’oxygène.">
            <text:p>Un globule rouge transportant de l’oxygène.</text:p>
          </table:table-cell>
          <table:table-cell office:value-type="string" office:string-value="Toutes les réponses ci-dessus">
            <text:p>Toutes les réponses ci-dessus</text:p>
          </table:table-cell>
          <table:table-cell office:value-type="string" office:string-value="d">
            <text:p>d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string-value="Comment les cellules spécialisées se forment-elles ?">
            <text:p>Comment les cellules spécialisées se forment-elles ?</text:p>
          </table:table-cell>
          <table:table-cell office:value-type="string" office:string-value="Par division cellulaire simple">
            <text:p>Par division cellulaire simple</text:p>
          </table:table-cell>
          <table:table-cell office:value-type="string" office:string-value="Par différenciation cellulaire, où une cellule se spécialise en fonction de son environnement et de signaux chimiques.">
            <text:p>Par différenciation cellulaire, où une cellule se spécialise en fonction de son environnement et de signaux chimiques.</text:p>
          </table:table-cell>
          <table:table-cell office:value-type="string" office:string-value="Par mutation génétique aléatoire">
            <text:p>Par mutation génétique aléatoire</text:p>
          </table:table-cell>
          <table:table-cell office:value-type="string" office:string-value="Elles sont déjà spécialisées dès leur création">
            <text:p>Elles sont déjà spécialisées dès leur création</text:p>
          </table:table-cell>
          <table:table-cell office:value-type="string" office:string-value="b">
            <text:p>b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string-value="Quel est le rôle des cellules nerveuses ?">
            <text:p>Quel est le rôle des cellules nerveuses ?</text:p>
          </table:table-cell>
          <table:table-cell office:value-type="string" office:string-value="Transporter l'oxygène dans le sang">
            <text:p>Transporter l'oxygène dans le sang</text:p>
          </table:table-cell>
          <table:table-cell office:value-type="string" office:string-value="Transmettre des informations sous forme d’impulsions électriques">
            <text:p>Transmettre des informations sous forme d’impulsions électriques</text:p>
          </table:table-cell>
          <table:table-cell office:value-type="string" office:string-value="Digérer les aliments">
            <text:p>Digérer les aliments</text:p>
          </table:table-cell>
          <table:table-cell office:value-type="string" office:string-value="Contracter les muscles">
            <text:p>Contracter les muscles</text:p>
          </table:table-cell>
          <table:table-cell office:value-type="string" office:string-value="b">
            <text:p>b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string-value="Les globules rouges sont spécialisés pour :">
            <text:p>Les globules rouges sont spécialisés pour :</text:p>
          </table:table-cell>
          <table:table-cell office:value-type="string" office:string-value="Combattre les infections">
            <text:p>Combattre les infections</text:p>
          </table:table-cell>
          <table:table-cell office:value-type="string" office:string-value="Transporter l'oxygène dans le sang">
            <text:p>Transporter l'oxygène dans le sang</text:p>
          </table:table-cell>
          <table:table-cell office:value-type="string" office:string-value="Coaguler le sang">
            <text:p>Coaguler le sang</text:p>
          </table:table-cell>
          <table:table-cell office:value-type="string" office:string-value="Produire des anticorps">
            <text:p>Produire des anticorps</text:p>
          </table:table-cell>
          <table:table-cell office:value-type="string" office:string-value="b">
            <text:p>b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string-value="Les cellules musculaires peuvent se contracter grâce à :">
            <text:p>Les cellules musculaires peuvent se contracter grâce à :</text:p>
          </table:table-cell>
          <table:table-cell office:value-type="string" office:string-value="Des filaments protéiques qui glissent les uns sur les autres">
            <text:p>Des filaments protéiques qui glissent les uns sur les autres</text:p>
          </table:table-cell>
          <table:table-cell office:value-type="string" office:string-value="La production d'énergie par la respiration cellulaire">
            <text:p>La production d'énergie par la respiration cellulaire</text:p>
          </table:table-cell>
          <table:table-cell office:value-type="string" office:string-value="La présence de mitochondries nombreuses">
            <text:p>La présence de mitochondries nombreuses</text:p>
          </table:table-cell>
          <table:table-cell office:value-type="string" office:string-value="Toutes les réponses ci-dessus">
            <text:p>Toutes les réponses ci-dessus</text:p>
          </table:table-cell>
          <table:table-cell office:value-type="string" office:string-value="d">
            <text:p>d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string-value="Les cellules osseuses sont responsables de :">
            <text:p>Les cellules osseuses sont responsables de :</text:p>
          </table:table-cell>
          <table:table-cell office:value-type="string" office:string-value="La production de globules rouges">
            <text:p>La production de globules rouges</text:p>
          </table:table-cell>
          <table:table-cell office:value-type="string" office:string-value="Le support et la protection des organes">
            <text:p>Le support et la protection des organes</text:p>
          </table:table-cell>
          <table:table-cell office:value-type="string" office:string-value="La transmission des informations nerveuses">
            <text:p>La transmission des informations nerveuses</text:p>
          </table:table-cell>
          <table:table-cell office:value-type="string" office:string-value="La digestion des aliments">
            <text:p>La digestion des aliments</text:p>
          </table:table-cell>
          <table:table-cell office:value-type="string" office:string-value="b">
            <text:p>b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string-value="Pourquoi est-il important d'avoir des cellules spécialisées dans un organisme ?">
            <text:p>Pourquoi est-il important d'avoir des cellules spécialisées dans un organisme ?</text:p>
          </table:table-cell>
          <table:table-cell office:value-type="string" office:string-value="Pour permettre à l'organisme de réaliser diverses fonctions complexes">
            <text:p>Pour permettre à l'organisme de réaliser diverses fonctions complexes</text:p>
          </table:table-cell>
          <table:table-cell office:value-type="string" office:string-value="Pour rendre l'organisme plus esthétique">
            <text:p>Pour rendre l'organisme plus esthétique</text:p>
          </table:table-cell>
          <table:table-cell office:value-type="string" office:string-value="Pour augmenter la taille de l'organisme">
            <text:p>Pour augmenter la taille de l'organisme</text:p>
          </table:table-cell>
          <table:table-cell office:value-type="string" office:string-value="Pour faciliter la reproduction">
            <text:p>Pour faciliter la reproduction</text:p>
          </table:table-cell>
          <table:table-cell office:value-type="string" office:string-value="a">
            <text:p>a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string-value="Laquelle des affirmations suivantes est FAUSSE concernant les cellules spécialisées ?">
            <text:p>Laquelle des affirmations suivantes est FAUSSE concernant les cellules spécialisées ?</text:p>
          </table:table-cell>
          <table:table-cell office:value-type="string" office:string-value="Elles ont souvent une forme et une structure adaptées à leur fonction.">
            <text:p>Elles ont souvent une forme et une structure adaptées à leur fonction.</text:p>
          </table:table-cell>
          <table:table-cell office:value-type="string" office:string-value="Elles peuvent changer de fonction au cours de la vie d’un organisme.">
            <text:p>Elles peuvent changer de fonction au cours de la vie d’un organisme.</text:p>
          </table:table-cell>
          <table:table-cell office:value-type="string" office:string-value="Elles dérivent toutes d'une seule cellule initiale, l'œuf fécondé.">
            <text:p>Elles dérivent toutes d'une seule cellule initiale, l'œuf fécondé.</text:p>
          </table:table-cell>
          <table:table-cell office:value-type="string" office:string-value="Elles permettent aux organismes multicellulaires de survivre dans différents environnements">
            <text:p>Elles permettent aux organismes multicellulaires de survivre dans différents environnements</text:p>
          </table:table-cell>
          <table:table-cell office:value-type="string" office:string-value="b">
            <text:p>b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string-value="L'étude des cellules spécialisées appartient à quelle branche de la biologie ?">
            <text:p>L'étude des cellules spécialisées appartient à quelle branche de la biologie ?</text:p>
          </table:table-cell>
          <table:table-cell office:value-type="string" office:string-value="La génétique">
            <text:p>La génétique</text:p>
          </table:table-cell>
          <table:table-cell office:value-type="string" office:string-value="L'écologie">
            <text:p>L'écologie</text:p>
          </table:table-cell>
          <table:table-cell office:value-type="string" office:string-value="La physiologie">
            <text:p>La physiologie</text:p>
          </table:table-cell>
          <table:table-cell office:value-type="string" office:string-value="Toutes les réponses ci-dessus">
            <text:p>Toutes les réponses ci-dessus</text:p>
          </table:table-cell>
          <table:table-cell office:value-type="string" office:string-value="d">
            <text:p>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